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15b3" officeooo:paragraph-rsid="000e15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 Constant velocity path planning:</text:p>
      <text:p text:style-name="P1"/>
      <text:p text:style-name="P1"/>
      <text:p text:style-name="P1">As an early precursor to more advanced path finding methods we added a third dimension of time to the cost map in order to allow the driverless vehicle to navigate through a time-varying parameterized cost field. With the added time dimension the driverless car could now “wait” in physical space in order to find the optimal path from the start to the goal n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4:13:48.554184521</meta:creation-date>
    <dc:date>2019-08-06T14:24:45.721561912</dc:date>
    <meta:editing-duration>PT11M</meta:editing-duration>
    <meta:editing-cycles>1</meta:editing-cycles>
    <meta:document-statistic meta:table-count="0" meta:image-count="0" meta:object-count="0" meta:page-count="1" meta:paragraph-count="2" meta:word-count="69" meta:character-count="399" meta:non-whitespace-character-count="331"/>
    <meta:generator>LibreOffice/6.2.5.2$Linux_X86_64 LibreOffice_project/20$Build-2</meta:generator>
  </office:meta>
</office:document-meta>
</file>